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formula="of:=MOD([.D4];1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D5]+1+MOD([.D4];1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5]+2+2*MOD([.D4];1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Cramer</meta:initial-creator>
    <meta:creation-date>2017-07-19T10:50:26.193771240</meta:creation-date>
    <dc:date>2017-07-19T11:22:01.069236562</dc:date>
    <dc:creator>Geoffrey Cramer</dc:creator>
    <meta:editing-duration>PT16M16S</meta:editing-duration>
    <meta:editing-cycles>2</meta:editing-cycles>
    <meta:generator>LibreOffice/4.3.7.2$Linux_X86_64 LibreOffice_project/430$Build-2</meta:generator>
    <meta:document-statistic meta:table-count="1" meta:cell-count="25" meta:object-count="0"/>
  </office:meta>
</office:document-meta>
</file>